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" manifest:media-type=""/>
  <manifest:file-entry manifest:full-path="ObjectReplacements/Object 7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6" manifest:media-type=""/>
  <manifest:file-entry manifest:full-path="ObjectReplacements/Object 1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Configurations2/" manifest:media-type="application/vnd.sun.xml.ui.configuration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manifest.rdf" manifest:media-type="application/rdf+xml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2.288cm" style:rel-column-width="16383*"/>
    </style:style>
    <style:style style:name="Tableau1.D" style:family="table-column">
      <style:table-column-properties style:column-width="2.288cm" style:rel-column-width="16386*"/>
    </style:style>
    <style:style style:name="Tableau1.A1" style:family="table-cell">
      <style:table-cell-properties style:vertical-align="middle" style:writing-mode="page"/>
    </style:style>
    <style:style style:name="Tableau40" style:family="table">
      <style:table-properties style:width="9.151cm" table:align="margins" style:writing-mode="lr-tb"/>
    </style:style>
    <style:style style:name="Tableau40.A" style:family="table-column">
      <style:table-column-properties style:column-width="3.05cm" style:rel-column-width="21845*"/>
    </style:style>
    <style:style style:name="Tableau40.1" style:family="table-row">
      <style:table-row-properties style:min-row-height="0.801cm"/>
    </style:style>
    <style:style style:name="Tableau40.A1" style:family="table-cell">
      <style:table-cell-properties style:vertical-align="middl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Footer_20_page_20_impaire_20__28_D_29_"/>
    <style:style style:name="P14" style:family="paragraph" style:parent-style-name="_5f_Footer_20_page_20_impaire_20__28_D_29_">
      <style:text-properties officeooo:paragraph-rsid="01316a8b"/>
    </style:style>
    <style:style style:name="P1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7" style:family="paragraph" style:parent-style-name="_5f_Footer_20_page_20_paire_20__28_G_29_"/>
    <style:style style:name="P18" style:family="paragraph" style:parent-style-name="_5f_Footer_20_page_20_paire_20__28_G_29_">
      <style:text-properties officeooo:paragraph-rsid="01316a8b"/>
    </style:style>
    <style:style style:name="P19" style:family="paragraph" style:parent-style-name="_5f_Footer_20_page_20_paire_20__28_G_29_">
      <style:text-properties officeooo:paragraph-rsid="01336347"/>
    </style:style>
    <style:style style:name="P20" style:family="paragraph" style:parent-style-name="_5f_Footer_20_page_20_paire_20__28_G_29_">
      <style:text-properties officeooo:paragraph-rsid="0135ac9e"/>
    </style:style>
    <style:style style:name="P21" style:family="paragraph" style:parent-style-name="_5f_Footer_20_page_20_paire_20__28_G_29_">
      <style:text-properties officeooo:paragraph-rsid="01397109"/>
    </style:style>
    <style:style style:name="P22" style:family="paragraph" style:parent-style-name="_5f_Footer_20_page_20_paire_20__28_G_29_">
      <style:text-properties officeooo:paragraph-rsid="013b50d8"/>
    </style:style>
    <style:style style:name="P23" style:family="paragraph" style:parent-style-name="_5f_Footer_20_page_20_paire_20__28_G_29_">
      <style:text-properties officeooo:paragraph-rsid="013c280e"/>
    </style:style>
    <style:style style:name="P24" style:family="paragraph" style:parent-style-name="_5f_Footer_20_page_20_paire_20__28_G_29_">
      <style:text-properties officeooo:paragraph-rsid="0142af40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2" style:family="paragraph" style:parent-style-name="_5f_Header_20_D_20_page_20_paire_20__28_G_29_">
      <style:text-properties officeooo:paragraph-rsid="00fe4814"/>
    </style:style>
    <style:style style:name="P33" style:family="paragraph" style:parent-style-name="_5f_Header_20_D_20_page_20_paire_20__28_G_29_">
      <style:text-properties officeooo:rsid="0101821f" officeooo:paragraph-rsid="0101821f"/>
    </style:style>
    <style:style style:name="P34" style:family="paragraph" style:parent-style-name="_5f_Header_20_G_20_page_20_paire_20__28_G_29_">
      <style:text-properties officeooo:rsid="00ff3616" officeooo:paragraph-rsid="00ff3616"/>
    </style:style>
    <style:style style:name="P3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6" style:family="paragraph" style:parent-style-name="_5f_Header_20_M_20_page_20_impaire_20__28_D_29_">
      <style:text-properties officeooo:rsid="01035d0f" officeooo:paragraph-rsid="01035d0f"/>
    </style:style>
    <style:style style:name="P37" style:family="paragraph" style:parent-style-name="_5f_Header_20_M_20_page_20_paire_20__28_G_29_">
      <style:text-properties officeooo:rsid="0101a5c8" officeooo:paragraph-rsid="0101a5c8"/>
    </style:style>
    <style:style style:name="P38" style:family="paragraph" style:parent-style-name="_5f_Header_20_N_20_page_20_impaire_20__28_D_29_">
      <style:text-properties officeooo:rsid="010462d7" officeooo:paragraph-rsid="010462d7"/>
    </style:style>
    <style:style style:name="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0" style:family="paragraph" style:parent-style-name="_5f_Header_20_P_20_page_20_paire_20__28_G_29_">
      <style:text-properties officeooo:rsid="0107aa33" officeooo:paragraph-rsid="0107aa33"/>
    </style:style>
    <style:style style:name="P4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3" style:family="paragraph" style:parent-style-name="_5f_Paragraphe_5f_Bullet" style:list-style-name=""/>
    <style:style style:name="P44" style:family="paragraph" style:parent-style-name="_5f_Paragraphe_5f_avec_5f_Num_5f_Question" style:list-style-name="_5f_Numérotation_20_des_20_exercices"/>
    <style:style style:name="P45" style:family="paragraph" style:parent-style-name="_5f_Premier_5f_Titre_5f_Exercices_5f_avec_5f_Num_5f_Exo_5f_sans_5f_Titre" style:list-style-name="_5f_Numérotation_20_des_20_exercices"/>
    <style:style style:name="P46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/>
    </style:style>
    <style:style style:name="P47" style:family="paragraph" style:parent-style-name="_5f_Titre_5f_Exercices_5f_avec_5f_Titre" style:list-style-name="_5f_Numérotation_20_des_20_exercices"/>
    <style:style style:name="P48" style:family="paragraph" style:parent-style-name="_5f_Titre_5f_Exercices_5f_sans_5f_Titre" style:list-style-name="_5f_Numérotation_20_des_20_exercices"/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solid" draw:fill-color="#1ca2b8"/>
    </style:style>
    <style:style style:name="P52" style:family="paragraph">
      <loext:graphic-properties draw:fill="solid" draw:fill-color="#d7e12c"/>
    </style:style>
    <style:style style:name="P53" style:family="paragraph">
      <loext:graphic-properties draw:fill="solid" draw:fill-color="#9d0f89"/>
    </style:style>
    <style:style style:name="P54" style:family="paragraph">
      <loext:graphic-properties draw:fill="solid" draw:fill-color="#f99e06"/>
    </style:style>
    <style:style style:name="P5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8" style:family="paragraph">
      <loext:graphic-properties draw:fill="solid" draw:fill-color="#d62e4e"/>
    </style:style>
    <style:style style:name="P59" style:family="paragraph">
      <loext:graphic-properties draw:fill="solid" draw:fill-color="#7fb241"/>
    </style:style>
    <style:style style:name="P6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5">
          <style:column-sep style:width="0.035cm" style:color="#808080" style:height="100%" style:style="solid"/>
          <style:column style:rel-width="945*" fo:start-indent="0cm" fo:end-indent="0.249cm"/>
          <style:column style:rel-width="1086*" fo:start-indent="0.249cm" fo:end-indent="0.249cm"/>
          <style:column style:rel-width="1086*" fo:start-indent="0.249cm" fo:end-indent="0.249cm"/>
          <style:column style:rel-width="1103*" fo:start-indent="0.249cm" fo:end-indent="0.249cm"/>
          <style:column style:rel-width="968*" fo:start-indent="0.2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>
          <style:column-sep style:width="0.035cm" style:color="#808080" style:height="100%" style:style="solid"/>
          <style:column style:rel-width="1474*" fo:start-indent="0cm" fo:end-indent="0.15cm"/>
          <style:column style:rel-width="1786*" fo:start-indent="0.15cm" fo:end-indent="0.15cm"/>
          <style:column style:rel-width="1928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9cm" svg:stroke-color="#000000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5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6" text:outline-level="1"><text:span text:style-name="_5f_Caractères">Entoure :</text:span></text:h>
        </text:list-item>
      </text:list>
      <text:h text:style-name="P43" text:outline-level="1"><text:span text:style-name="_5f_Caractères">en vert les quotients inférieurs à 1 ;</text:span></text:h>
      <text:h text:style-name="P43" text:outline-level="1"><text:span text:style-name="_5f_Caractères">en bleu les quotients égaux à 1 ;</text:span></text:h>
      <text:h text:style-name="P43" text:outline-level="1"><text:span text:style-name="_5f_Caractères">en rouge les quotients supérieurs à 1.</text:span></text:h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h text:style-name="_5f_Tableau_5f_Centré" text:outline-level="1"><text:span text:style-name="_5f_Caractères"><draw:frame draw:style-name="fr2" draw:name="Objet872" text:anchor-type="as-char" svg:y="-0.534cm" svg:width="0.517cm" svg:height="0.87cm" draw:z-index="14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h>
          </table:table-cell>
          <table:table-cell table:style-name="Tableau1.A1" office:value-type="string">
            <text:h text:style-name="_5f_Tableau_5f_Centré" text:outline-level="1"><text:span text:style-name="_5f_Caractères"><draw:frame draw:style-name="fr2" draw:name="Objet882" text:anchor-type="as-char" svg:y="-0.534cm" svg:width="0.852cm" svg:height="0.87cm" draw:z-index="14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h>
          </table:table-cell>
          <table:table-cell table:style-name="Tableau1.A1" office:value-type="string">
            <text:h text:style-name="_5f_Tableau_5f_Centré" text:outline-level="1"><text:span text:style-name="_5f_Caractères"><draw:frame draw:style-name="fr2" draw:name="Objet2261" text:anchor-type="as-char" svg:y="-0.534cm" svg:width="1.515cm" svg:height="0.87cm" draw:z-index="151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h>
          </table:table-cell>
          <table:table-cell table:style-name="Tableau1.A1" office:value-type="string">
            <text:h text:style-name="_5f_Tableau_5f_Centré" text:outline-level="1"><text:span text:style-name="_5f_Caractères"><draw:frame draw:style-name="fr2" draw:name="Objet892" text:anchor-type="as-char" svg:y="-0.534cm" svg:width="1.067cm" svg:height="0.87cm" draw:z-index="15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h>
          </table:table-cell>
        </table:table-row>
        <table:table-row>
          <table:table-cell table:style-name="Tableau1.A1" office:value-type="string">
            <text:h text:style-name="_5f_Tableau_5f_Centré" text:outline-level="1"><text:span text:style-name="_5f_Caractères"><draw:frame draw:style-name="fr2" draw:name="Objet903" text:anchor-type="as-char" svg:y="-0.534cm" svg:width="0.852cm" svg:height="0.87cm" draw:z-index="156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h>
          </table:table-cell>
          <table:table-cell table:style-name="Tableau1.A1" office:value-type="string">
            <text:h text:style-name="_5f_Tableau_5f_Centré" text:outline-level="1"><text:span text:style-name="_5f_Caractères"><draw:frame draw:style-name="fr2" draw:name="Objet916" text:anchor-type="as-char" svg:y="-0.534cm" svg:width="1.074cm" svg:height="0.87cm" draw:z-index="158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h>
          </table:table-cell>
          <table:table-cell table:style-name="Tableau1.A1" office:value-type="string">
            <text:h text:style-name="_5f_Tableau_5f_Centré" text:outline-level="1"><text:span text:style-name="_5f_Caractères"><draw:frame draw:style-name="fr2" draw:name="Objet923" text:anchor-type="as-char" svg:y="-0.534cm" svg:width="0.63cm" svg:height="0.87cm" draw:z-index="160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h>
          </table:table-cell>
          <table:table-cell table:style-name="Tableau1.A1" office:value-type="string">
            <text:h text:style-name="_5f_Tableau_5f_Centré" text:outline-level="1"><text:span text:style-name="_5f_Caractères"><draw:frame draw:style-name="fr2" draw:name="Objet933" text:anchor-type="as-char" svg:y="-0.534cm" svg:width="0.63cm" svg:height="0.87cm" draw:z-index="161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h>
          </table:table-cell>
        </table:table-row>
      </table:table>
      <text:list text:continue-numbering="true" text:style-name="_5f_Numérotation_20_des_20_exercices">
        <text:list-item>
          <text:h text:style-name="P48" text:outline-level="1"><text:span text:style-name="_5f_Caractères">On se propose de comparer les deux fractions<text:line-break/></text:span><text:span text:style-name="_5f_pointillés_20_gris"><text:tab/></text:span><text:span text:style-name="_5f_Caractères">A = </text:span><text:span text:style-name="_5f_Caractères"><draw:frame draw:style-name="fr2" draw:name="Objet941" text:anchor-type="as-char" svg:y="-0.534cm" svg:width="0.741cm" svg:height="0.87cm" draw:z-index="16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<text:s/>et B = </text:span><draw:frame draw:style-name="fr2" draw:name="Objet952" text:anchor-type="as-char" svg:y="-0.534cm" svg:width="0.741cm" svg:height="0.87cm" draw:z-index="163"><draw:object xlink:href="./Object 20" xlink:type="simple" xlink:show="embed" xlink:actuate="onLoad"/><draw:image xlink:href="./ObjectReplacements/Object 20" xlink:type="simple" xlink:show="embed" xlink:actuate="onLoad"/><svg:desc>formula</svg:desc></draw:frame></text:h>
          <text:list>
            <text:list-item>
              <text:p text:style-name="P44"><text:span text:style-name="_5f_Caractères">Compare les fractions A et B à 1 :</text:span></text:p>
            </text:list-item>
          </text:list>
        </text:list-item>
      </text:list>
      <table:table table:name="Tableau40" table:style-name="Tableau40">
        <table:table-column table:style-name="Tableau40.A" table:number-columns-repeated="3"/>
        <table:table-row table:style-name="Tableau40.1">
          <table:table-cell table:style-name="Tableau40.A1" office:value-type="string">
            <text:h text:style-name="_5f_Tableau_5f_Centré" text:outline-level="1"><text:span text:style-name="_5f_Caractères">A </text:span><text:span text:style-name="_5f_pointillés_20_gris">...</text:span><text:span text:style-name="_5f_Caractères"> 1 </text:span></text:h>
          </table:table-cell>
          <table:table-cell table:style-name="Tableau40.A1" office:value-type="string">
            <text:h text:style-name="_5f_Tableau_5f_Centré" text:outline-level="1"><text:span text:style-name="_5f_Caractères">et </text:span></text:h>
          </table:table-cell>
          <table:table-cell table:style-name="Tableau40.A1" office:value-type="string">
            <text:h text:style-name="_5f_Tableau_5f_Centré" text:outline-level="1"><text:span text:style-name="_5f_Caractères">B </text:span><text:span text:style-name="_5f_pointillés_20_gris">...</text:span><text:span text:style-name="_5f_Caractères"> 1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P44"><text:span text:style-name="_5f_Caractères">Déduis-en une comparaison entre A et B :</text:span></text:p>
            </text:list-item>
          </text:list>
        </text:list-item>
      </text:list>
      <text:h text:style-name="_5f_Paragraphe" text:outline-level="1"><text:span text:style-name="_5f_pointillés_20_gris"><text:tab/></text:span><text:span text:style-name="_5f_Caractères">A </text:span><text:span text:style-name="_5f_pointillés_20_gris">........ </text:span><text:span text:style-name="_5f_Caractères">B</text:span></text:h>
      <text:list text:continue-numbering="true" text:style-name="_5f_Numérotation_20_des_20_exercices">
        <text:list-item>
          <text:h text:style-name="P48" text:outline-level="1"><text:span text:style-name="_5f_Caractères">Sans utiliser de calculatrice, compare les nombres suivants.</text:span></text:h>
        </text:list-item>
      </text:list>
      <text:section text:style-name="Sect1" text:name="Section42"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<draw:frame draw:style-name="fr2" draw:name="Objet961" text:anchor-type="as-char" svg:y="-0.534cm" svg:width="0.741cm" svg:height="0.87cm" draw:z-index="164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972" text:anchor-type="as-char" svg:y="-0.534cm" svg:width="0.741cm" svg:height="0.87cm" draw:z-index="16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1101" text:anchor-type="as-char" svg:y="-0.534cm" svg:width="0.293cm" svg:height="0.87cm" draw:z-index="16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1112" text:anchor-type="as-char" svg:y="-0.534cm" svg:width="0.293cm" svg:height="0.87cm" draw:z-index="169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7</text:span><text:span text:style-name="_5f_pointillés_20_gris">….....</text:span><text:span text:style-name="_5f_pointillés_20_gris"><draw:frame draw:style-name="fr2" draw:name="Objet1122" text:anchor-type="as-char" svg:y="-0.534cm" svg:width="0.293cm" svg:height="0.87cm" draw:z-index="170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1131" text:anchor-type="as-char" svg:y="-0.534cm" svg:width="0.852cm" svg:height="0.87cm" draw:z-index="17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1141" text:anchor-type="as-char" svg:y="-0.534cm" svg:width="0.852cm" svg:height="0.87cm" draw:z-index="176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1243" text:anchor-type="as-char" svg:y="-0.534cm" svg:width="0.63cm" svg:height="0.87cm" draw:z-index="17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1252" text:anchor-type="as-char" svg:y="-0.534cm" svg:width="0.517cm" svg:height="0.87cm" draw:z-index="180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1262" text:anchor-type="as-char" svg:y="-0.534cm" svg:width="0.63cm" svg:height="0.87cm" draw:z-index="18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1272" text:anchor-type="as-char" svg:y="-0.534cm" svg:width="1.074cm" svg:height="0.87cm" draw:z-index="18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8" text:outline-level="1"><text:span text:style-name="_5f_Caractères">Compare les quotients suivants.</text:span></text:h>
        </text:list-item>
      </text:list>
      <text:section text:style-name="Sect1" text:name="Section43"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<draw:frame draw:style-name="fr2" draw:name="Objet1282" text:anchor-type="as-char" svg:y="-0.534cm" svg:width="0.293cm" svg:height="0.87cm" draw:z-index="18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1291" text:anchor-type="as-char" svg:y="-0.534cm" svg:width="0.293cm" svg:height="0.87cm" draw:z-index="188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1401" text:anchor-type="as-char" svg:y="-0.534cm" svg:width="0.63cm" svg:height="0.87cm" draw:z-index="18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1411" text:anchor-type="as-char" svg:y="-0.534cm" svg:width="0.852cm" svg:height="0.87cm" draw:z-index="18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1431" text:anchor-type="as-char" svg:y="-0.534cm" svg:width="0.63cm" svg:height="0.87cm" draw:z-index="17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1441" text:anchor-type="as-char" svg:y="-0.534cm" svg:width="0.852cm" svg:height="0.87cm" draw:z-index="171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1451" text:anchor-type="as-char" svg:y="-0.534cm" svg:width="0.852cm" svg:height="0.87cm" draw:z-index="14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1461" text:anchor-type="as-char" svg:y="-0.534cm" svg:width="1.074cm" svg:height="0.87cm" draw:z-index="15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1471" text:anchor-type="as-char" svg:y="-0.534cm" svg:width="0.852cm" svg:height="0.87cm" draw:z-index="15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1481" text:anchor-type="as-char" svg:y="-0.534cm" svg:width="0.852cm" svg:height="0.87cm" draw:z-index="152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ct1" text:anchor-type="as-char" svg:y="-0.538cm" svg:width="1.081cm" svg:height="0.873cm" draw:z-index="16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ct2" text:anchor-type="as-char" svg:y="-0.538cm" svg:width="0.667cm" svg:height="0.873cm" draw:z-index="16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8" text:outline-level="1"><text:span text:style-name="_5f_Caractères">Range les quotients de chaque série dans l'ordre décroissant.</text:span></text:h>
          <text:list>
            <text:list-item>
              <text:p text:style-name="P44"><text:span text:style-name="_5f_Caractères"><draw:frame draw:style-name="fr2" draw:name="Objet1682" text:anchor-type="as-char" svg:y="-0.534cm" svg:width="0.517cm" svg:height="0.87cm" draw:z-index="15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_5f_Caractères"><text:s/>; </text:span><text:span text:style-name="_5f_Caractères"><draw:frame draw:style-name="fr2" draw:name="Objet1691" text:anchor-type="as-char" svg:y="-0.534cm" svg:width="0.517cm" svg:height="0.87cm" draw:z-index="14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_5f_Caractères"><text:s/>; </text:span><text:span text:style-name="_5f_Caractères"><draw:frame draw:style-name="fr2" draw:name="Objet1702" text:anchor-type="as-char" svg:y="-0.534cm" svg:width="0.517cm" svg:height="0.87cm" draw:z-index="14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_5f_Caractères"><text:s/>; </text:span><text:span text:style-name="_5f_Caractères"><draw:frame draw:style-name="fr2" draw:name="Objet1712" text:anchor-type="as-char" svg:y="-0.534cm" svg:width="0.517cm" svg:height="0.87cm" draw:z-index="14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_5f_Caractères"><text:s/>; </text:span><draw:frame draw:style-name="fr2" draw:name="Objet1732" text:anchor-type="as-char" svg:y="-0.534cm" svg:width="0.517cm" svg:height="0.87cm" draw:z-index="14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<draw:frame draw:style-name="fr2" draw:name="Objet1752" text:anchor-type="as-char" svg:y="-0.534cm" svg:width="0.63cm" svg:height="0.87cm" draw:z-index="13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_5f_Caractères"><text:s/>; </text:span><text:span text:style-name="_5f_Caractères"><draw:frame draw:style-name="fr2" draw:name="Objet1761" text:anchor-type="as-char" svg:y="-0.534cm" svg:width="0.852cm" svg:height="0.87cm" draw:z-index="13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_5f_Caractères"><text:s/>; </text:span><text:span text:style-name="_5f_Caractères"><draw:frame draw:style-name="fr2" draw:name="Objet1771" text:anchor-type="as-char" svg:y="-0.534cm" svg:width="1.074cm" svg:height="0.87cm" draw:z-index="13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_5f_Caractères"><text:s/>; </text:span><text:span text:style-name="_5f_Caractères"><draw:frame draw:style-name="fr2" draw:name="Objet1781" text:anchor-type="as-char" svg:y="-0.534cm" svg:width="0.852cm" svg:height="0.87cm" draw:z-index="13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_5f_Caractères"><text:s/>; </text:span><draw:frame draw:style-name="fr2" draw:name="Objet1791" text:anchor-type="as-char" svg:y="-0.534cm" svg:width="1.298cm" svg:height="0.87cm" draw:z-index="132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h text:style-name="P47" text:outline-level="1"><text:span text:style-name="_5f_Caractères_5f_gras">Rangement</text:span></text:h>
          <text:list>
            <text:list-item>
              <text:p text:style-name="P44"><text:span text:style-name="_5f_Caractères">Écris les nombres suivants sous forme de fractions ayant 24 pour dénominateur.</text:span></text:p>
            </text:list-item>
          </text:list>
        </text:list-item>
      </text:list>
      <text:section text:style-name="Sect2" text:name="Section1">
        <text:p text:style-name="_5f_Paragraphe_5f_Réponse_5f_Elève_5f_Fractions"><text:span text:style-name="_5f_Caractères">A = </text:span><text:span text:style-name="_5f_Caractères"><draw:frame draw:style-name="fr2" draw:name="Objet209" text:anchor-type="as-char" svg:y="-0.534cm" svg:width="0.293cm" svg:height="0.87cm" draw:z-index="131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  <text:p text:style-name="_5f_Paragraphe_5f_Réponse_5f_Elève_5f_Fractions"><text:span text:style-name="_5f_Caractères">B = </text:span><text:span text:style-name="_5f_Caractères"><draw:frame draw:style-name="fr2" draw:name="Objet2101" text:anchor-type="as-char" svg:y="-0.534cm" svg:width="0.293cm" svg:height="0.87cm" draw:z-index="129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  <text:p text:style-name="_5f_Paragraphe_5f_Réponse_5f_Elève_5f_Fractions"><text:span text:style-name="_5f_Caractères">C = </text:span><text:span text:style-name="_5f_Caractères"><draw:frame draw:style-name="fr2" draw:name="Objet2111" text:anchor-type="as-char" svg:y="-0.534cm" svg:width="0.293cm" svg:height="0.87cm" draw:z-index="128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  <text:p text:style-name="_5f_Paragraphe_5f_Réponse_5f_Elève_5f_Fractions"><text:span text:style-name="_5f_Caractères">D = </text:span><text:span text:style-name="_5f_Caractères"><draw:frame draw:style-name="fr2" draw:name="Objet2121" text:anchor-type="as-char" svg:y="-0.534cm" svg:width="0.517cm" svg:height="0.87cm" draw:z-index="126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  <text:p text:style-name="_5f_Paragraphe_5f_Réponse_5f_Elève_5f_Fractions"><text:span text:style-name="_5f_Caractères">E = </text:span><text:span text:style-name="_5f_Caractères"><draw:frame draw:style-name="fr2" draw:name="Objet2131" text:anchor-type="as-char" svg:y="-0.534cm" svg:width="0.517cm" svg:height="0.87cm" draw:z-index="5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/text:section>
      <text:section text:style-name="Sect2" text:name="Section2">
        <text:p text:style-name="_5f_Paragraphe_5f_Réponse_5f_Elève_5f_Fractions"><text:span text:style-name="_5f_Caractères">A = </text:span><text:span text:style-name="_5f_Caractères"><draw:frame draw:style-name="fr2" draw:name="Objet2141" text:anchor-type="as-char" svg:y="-0.534cm" svg:width="0.63cm" svg:height="0.87cm" draw:z-index="123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  <text:p text:style-name="_5f_Paragraphe_5f_Réponse_5f_Elève_5f_Fractions"><text:span text:style-name="_5f_Caractères">B = </text:span><text:span text:style-name="_5f_Caractères"><draw:frame draw:style-name="fr2" draw:name="Objet2151" text:anchor-type="as-char" svg:y="-0.534cm" svg:width="0.63cm" svg:height="0.87cm" draw:z-index="121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<text:p text:style-name="_5f_Paragraphe_5f_Réponse_5f_Elève_5f_Fractions"><text:span text:style-name="_5f_Caractères">C = </text:span><text:span text:style-name="_5f_Caractères"><draw:frame draw:style-name="fr2" draw:name="Objet2161" text:anchor-type="as-char" svg:y="-0.534cm" svg:width="0.63cm" svg:height="0.87cm" draw:z-index="119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p>
        <text:p text:style-name="_5f_Paragraphe_5f_Réponse_5f_Elève_5f_Fractions"><text:span text:style-name="_5f_Caractères">D = </text:span><text:span text:style-name="_5f_Caractères"><draw:frame draw:style-name="fr2" draw:name="Objet2171" text:anchor-type="as-char" svg:y="-0.534cm" svg:width="0.63cm" svg:height="0.87cm" draw:z-index="11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p>
        <text:p text:style-name="_5f_Paragraphe_5f_Réponse_5f_Elève_5f_Fractions"><text:span text:style-name="_5f_Caractères">E = </text:span><text:span text:style-name="_5f_Caractères"><draw:frame draw:style-name="fr2" draw:name="Objet2181" text:anchor-type="as-char" svg:y="-0.534cm" svg:width="0.63cm" svg:height="0.87cm" draw:z-index="113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p>
      </text:section>
      <text:list text:continue-numbering="true" text:style-name="_5f_Numérotation_20_des_20_exercices">
        <text:list-item>
          <text:list>
            <text:list-item>
              <text:p text:style-name="P44"><text:span text:style-name="_5f_Caractères">Range les fractions de dénominateur 24 dans l'ordre croissant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Déduis-en le classement des premiers quotients donnés en début d’exercice dans l'ordre croissant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h text:style-name="P48" text:outline-level="1"><text:span text:style-name="_5f_Caractères">Compare les nombres suivants.</text:span></text:h>
        </text:list-item>
      </text:list>
      <text:section text:style-name="Sect3" text:name="Section45"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<draw:frame draw:style-name="fr2" draw:name="Objet2191" text:anchor-type="as-char" svg:y="-0.534cm" svg:width="0.293cm" svg:height="0.87cm" draw:z-index="114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2201" text:anchor-type="as-char" svg:y="-0.534cm" svg:width="0.293cm" svg:height="0.87cm" draw:z-index="109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2211" text:anchor-type="as-char" svg:y="-0.534cm" svg:width="0.293cm" svg:height="0.87cm" draw:z-index="9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2221" text:anchor-type="as-char" svg:y="-0.534cm" svg:width="0.293cm" svg:height="0.87cm" draw:z-index="54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2231" text:anchor-type="as-char" svg:y="-0.534cm" svg:width="0.517cm" svg:height="0.87cm" draw:z-index="55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2241" text:anchor-type="as-char" svg:y="-0.534cm" svg:width="0.293cm" svg:height="0.87cm" draw:z-index="107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2251" text:anchor-type="as-char" svg:y="-0.534cm" svg:width="0.517cm" svg:height="0.87cm" draw:z-index="10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227" text:anchor-type="as-char" svg:y="-0.534cm" svg:width="0.517cm" svg:height="0.87cm" draw:z-index="102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228" text:anchor-type="as-char" svg:y="-0.534cm" svg:width="0.63cm" svg:height="0.87cm" draw:z-index="100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229" text:anchor-type="as-char" svg:y="-0.534cm" svg:width="0.63cm" svg:height="0.87cm" draw:z-index="9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230" text:anchor-type="as-char" svg:y="-0.534cm" svg:width="0.852cm" svg:height="0.87cm" draw:z-index="96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2321" text:anchor-type="as-char" svg:y="-0.534cm" svg:width="0.852cm" svg:height="0.87cm" draw:z-index="94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8" text:outline-level="1"><text:span text:style-name="_5f_Caractères">Dans chacun des cas, barre l'unique intrus.</text:span></text:h>
          <text:list>
            <text:list-item>
              <text:p text:style-name="P44"><text:span text:style-name="_5f_Caractères"><draw:frame draw:style-name="fr2" draw:name="Objet2331" text:anchor-type="as-char" svg:y="-0.534cm" svg:width="0.517cm" svg:height="0.87cm" draw:z-index="92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2341" text:anchor-type="as-char" svg:y="-0.534cm" svg:width="0.517cm" svg:height="0.87cm" draw:z-index="5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2351" text:anchor-type="as-char" svg:y="-0.534cm" svg:width="0.517cm" svg:height="0.87cm" draw:z-index="89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236" text:anchor-type="as-char" svg:y="-0.534cm" svg:width="0.517cm" svg:height="0.87cm" draw:z-index="87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237" text:anchor-type="as-char" svg:y="-0.534cm" svg:width="0.695cm" svg:height="0.87cm" draw:z-index="84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238" text:anchor-type="as-char" svg:y="-0.534cm" svg:width="0.517cm" svg:height="0.87cm" draw:z-index="83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_5f_Caractères"> &lt; </text:span><draw:frame draw:style-name="fr2" draw:name="Objet239" text:anchor-type="as-char" svg:y="-0.534cm" svg:width="0.517cm" svg:height="0.87cm" draw:z-index="82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/text:list-item>
            <text:list-item>
              <text:p text:style-name="P44"><text:span text:style-name="_5f_Caractères"><draw:frame draw:style-name="fr2" draw:name="Objet1052" text:anchor-type="as-char" svg:y="-0.534cm" svg:width="0.293cm" svg:height="0.87cm" draw:z-index="81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1011" text:anchor-type="as-char" svg:y="-0.534cm" svg:width="0.517cm" svg:height="0.87cm" draw:z-index="76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815" text:anchor-type="as-char" svg:y="-0.534cm" svg:width="0.517cm" svg:height="0.87cm" draw:z-index="57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1021" text:anchor-type="as-char" svg:y="-0.534cm" svg:width="0.517cm" svg:height="0.87cm" draw:z-index="77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1081" text:anchor-type="as-char" svg:y="-0.534cm" svg:width="0.517cm" svg:height="0.87cm" draw:z-index="78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861" text:anchor-type="as-char" svg:y="-0.534cm" svg:width="0.517cm" svg:height="0.87cm" draw:z-index="79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1071" text:anchor-type="as-char" svg:y="-0.534cm" svg:width="0.517cm" svg:height="0.87cm" draw:z-index="80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_5f_Caractères"> &lt; </text:span><text:span text:style-name="_5f_Caractères"><draw:frame draw:style-name="fr2" draw:name="Objet1062" text:anchor-type="as-char" svg:y="-0.534cm" svg:width="0.517cm" svg:height="0.87cm" draw:z-index="75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      </text:list-item>
          </text:list>
        </text:list-item>
        <text:list-item>
          <text:h text:style-name="P45" text:outline-level="1"><text:span text:style-name="_5f_Caractères">Compare les quotients suivants.</text:span></text:h>
        </text:list-item>
      </text:list>
      <text:section text:style-name="Sect1" text:name="Section41"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<draw:frame draw:style-name="fr2" draw:name="Objet672" text:anchor-type="as-char" svg:y="-0.534cm" svg:width="0.63cm" svg:height="0.87cm" draw:z-index="67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682" text:anchor-type="as-char" svg:y="-0.534cm" svg:width="0.293cm" svg:height="0.87cm" draw:z-index="68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1410" text:anchor-type="as-char" svg:y="-0.534cm" svg:width="0.517cm" svg:height="0.87cm" draw:z-index="69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_5f_pointillés_20_gris">….....</text:span><text:span text:style-name="_5f_pointillés_20_gris"><draw:frame draw:style-name="fr2" draw:name="Objet552" text:anchor-type="as-char" svg:y="-0.534cm" svg:width="1.074cm" svg:height="0.87cm" draw:z-index="70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p>
              </text:list-item>
              <text:list-item>
                <text:p text:style-name="P44"><text:span text:style-name="_5f_pointillés_20_gris"><draw:frame draw:style-name="fr2" draw:name="Objet1802" text:anchor-type="as-char" svg:y="-0.534cm" svg:width="0.517cm" svg:height="0.87cm" draw:z-index="71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_5f_pointillés_20_gris">…..….</text:span><text:span text:style-name="_5f_pointillés_20_gris"><draw:frame draw:style-name="fr2" draw:name="Objet802" text:anchor-type="as-char" svg:y="-0.534cm" svg:width="0.63cm" svg:height="0.87cm" draw:z-index="72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p>
              </text:list-item>
              <text:list-item>
                <text:p text:style-name="P44"><text:span text:style-name="_5f_Caractères"><draw:frame draw:style-name="fr2" draw:name="Objet1510" text:anchor-type="as-char" svg:y="-0.534cm" svg:width="0.649cm" svg:height="0.87cm" draw:z-index="73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_5f_pointillés_20_gris">….....</text:span><text:span text:style-name="_5f_pointillés_20_gris"><draw:frame draw:style-name="fr2" draw:name="Objet466" text:anchor-type="as-char" svg:y="-0.534cm" svg:width="0.649cm" svg:height="0.87cm" draw:z-index="74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<draw:frame draw:style-name="fr2" draw:name="Objet25" text:anchor-type="as-char" svg:y="-0.534cm" svg:width="0.293cm" svg:height="0.87cm" draw:z-index="58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_5f_pointillés_20_gris">….....</text:span><text:span text:style-name="_5f_pointillés_20_gris"><draw:frame draw:style-name="fr2" draw:name="Objet26" text:anchor-type="as-char" svg:y="-0.534cm" svg:width="0.649cm" svg:height="0.87cm" draw:z-index="59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<draw:frame draw:style-name="fr2" draw:name="Objet763" text:anchor-type="as-char" svg:y="-0.534cm" svg:width="0.984cm" svg:height="0.87cm" draw:z-index="60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_5f_pointillés_20_gris">…....</text:span><text:span text:style-name="_5f_pointillés_20_gris"><draw:frame draw:style-name="fr2" draw:name="Objet772" text:anchor-type="as-char" svg:y="-0.534cm" svg:width="1.208cm" svg:height="0.87cm" draw:z-index="61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7" text:outline-level="1"><text:span text:style-name="_5f_Caractères_5f_gras">Placer puis classer</text:span></text:h>
          <text:list>
            <text:list-item>
              <text:p text:style-name="P44"><text:span text:style-name="_5f_Caractères">Place sur l'axe gradué les points A, B, C, D et E d'abscisses respectives </text:span><text:span text:style-name="_5f_Caractères"><draw:frame draw:style-name="fr2" draw:name="Objet1910" text:anchor-type="as-char" svg:y="-0.534cm" svg:width="0.517cm" svg:height="0.87cm" draw:z-index="62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_5f_Caractères"><text:s/>, </text:span><text:span text:style-name="_5f_Caractères"><draw:frame draw:style-name="fr2" draw:name="Objet226" text:anchor-type="as-char" svg:y="-0.534cm" svg:width="0.293cm" svg:height="0.87cm" draw:z-index="63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_5f_Caractères"><text:s/>, </text:span><text:span text:style-name="_5f_Caractères"><draw:frame draw:style-name="fr2" draw:name="Objet2310" text:anchor-type="as-char" svg:y="-0.534cm" svg:width="0.517cm" svg:height="0.87cm" draw:z-index="64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_5f_Caractères"><text:s/>, </text:span><text:span text:style-name="_5f_Caractères"><draw:frame draw:style-name="fr2" draw:name="Objet518" text:anchor-type="as-char" svg:y="-0.534cm" svg:width="0.293cm" svg:height="0.87cm" draw:z-index="65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_5f_Caractères"><text:s/>et </text:span><text:span text:style-name="_5f_Caractères"><draw:frame draw:style-name="fr2" draw:name="Objet833" text:anchor-type="as-char" svg:y="-0.534cm" svg:width="0.293cm" svg:height="0.87cm" draw:z-index="66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_5f_Caractères">.</text:span></text:p>
            </text:list-item>
          </text:list>
        </text:list-item>
      </text:list>
      <text:h text:style-name="_5f_Paragraphe" text:outline-level="1"><text:span text:style-name="_5f_Caractères"><draw:g text:anchor-type="as-char" draw:z-index="52" draw:name="Forme73" draw:style-name="gr10"><draw:line draw:style-name="gr11" draw:text-style-name="P55" svg:x1="0.113cm" svg:y1="0.149cm" svg:x2="8.913cm" svg:y2="0.149cm"><text:p/></draw:line><draw:line draw:style-name="gr12" draw:text-style-name="P55" svg:x1="0.113cm" svg:y1="-0.001cm" svg:x2="0.113cm" svg:y2="0.299cm"><text:p/></draw:line><draw:line draw:style-name="gr12" draw:text-style-name="P55" svg:x1="0.614cm" svg:y1="0.046cm" svg:x2="0.614cm" svg:y2="0.247cm"><text:p/></draw:line><draw:line draw:style-name="gr12" draw:text-style-name="P55" svg:x1="1.113cm" svg:y1="0.046cm" svg:x2="1.113cm" svg:y2="0.247cm"><text:p/></draw:line><draw:line draw:style-name="gr12" draw:text-style-name="P55" svg:x1="1.61cm" svg:y1="0.046cm" svg:x2="1.61cm" svg:y2="0.247cm"><text:p/></draw:line><draw:line draw:style-name="gr12" draw:text-style-name="P55" svg:x1="2.11cm" svg:y1="0.046cm" svg:x2="2.11cm" svg:y2="0.247cm"><text:p/></draw:line><draw:line draw:style-name="gr12" draw:text-style-name="P55" svg:x1="2.611cm" svg:y1="0.046cm" svg:x2="2.611cm" svg:y2="0.247cm"><text:p/></draw:line><draw:line draw:style-name="gr12" draw:text-style-name="P55" svg:x1="3.112cm" svg:y1="0.046cm" svg:x2="3.112cm" svg:y2="0.247cm"><text:p/></draw:line><draw:line draw:style-name="gr12" draw:text-style-name="P55" svg:x1="3.611cm" svg:y1="0.046cm" svg:x2="3.611cm" svg:y2="0.247cm"><text:p/></draw:line><draw:line draw:style-name="gr12" draw:text-style-name="P55" svg:x1="4.112cm" svg:y1="0.046cm" svg:x2="4.112cm" svg:y2="0.247cm"><text:p/></draw:line><draw:line draw:style-name="gr12" draw:text-style-name="P55" svg:x1="4.613cm" svg:y1="-0.001cm" svg:x2="4.613cm" svg:y2="0.299cm"><text:p/></draw:line><draw:line draw:style-name="gr12" draw:text-style-name="P55" svg:x1="5.114cm" svg:y1="0.046cm" svg:x2="5.114cm" svg:y2="0.247cm"><text:p/></draw:line><draw:line draw:style-name="gr12" draw:text-style-name="P55" svg:x1="5.613cm" svg:y1="0.046cm" svg:x2="5.613cm" svg:y2="0.247cm"><text:p/></draw:line><draw:line draw:style-name="gr12" draw:text-style-name="P55" svg:x1="6.114cm" svg:y1="0.046cm" svg:x2="6.114cm" svg:y2="0.247cm"><text:p/></draw:line><draw:line draw:style-name="gr12" draw:text-style-name="P55" svg:x1="6.613cm" svg:y1="0.046cm" svg:x2="6.613cm" svg:y2="0.247cm"><text:p/></draw:line><draw:line draw:style-name="gr12" draw:text-style-name="P55" svg:x1="7.114cm" svg:y1="0.046cm" svg:x2="7.114cm" svg:y2="0.247cm"><text:p/></draw:line><draw:line draw:style-name="gr12" draw:text-style-name="P55" svg:x1="7.613cm" svg:y1="0.046cm" svg:x2="7.613cm" svg:y2="0.247cm"><text:p/></draw:line><draw:line draw:style-name="gr12" draw:text-style-name="P55" svg:x1="8.109cm" svg:y1="0.046cm" svg:x2="8.109cm" svg:y2="0.247cm"><text:p/></draw:line><draw:frame draw:style-name="gr13" draw:text-style-name="P57" svg:width="0.228cm" svg:height="0.415cm" svg:x="0cm" svg:y="0.298cm"><draw:text-box><text:p text:style-name="P56"><text:span text:style-name="T10">0</text:span></text:p></draw:text-box></draw:frame><draw:frame draw:style-name="gr13" draw:text-style-name="P57" svg:width="0.228cm" svg:height="0.415cm" svg:x="4.5cm" svg:y="0.298cm"><draw:text-box><text:p text:style-name="P56"><text:span text:style-name="T10">1</text:span></text:p></draw:text-box></draw:frame></draw:g></text:span></text:h>
      <text:list text:continue-numbering="true" text:style-name="_5f_Numérotation_20_des_20_exercices">
        <text:list-item>
          <text:list>
            <text:list-item>
              <text:p text:style-name="P44"><text:span text:style-name="_5f_Caractères">En t’aidant de la question </text:span><text:span text:style-name="_5f_Caractères_5f_gras">a.</text:span><text:span text:style-name="_5f_Caractères">, range les fractions dans l'ordre croissant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85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9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30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5</text:span></text:p></draw:text-box></draw:frame><draw:line text:anchor-type="paragraph" draw:z-index="143" draw:name="Ligne_Entete_Impair_Numerique_2col" draw:style-name="Mgr5" draw:text-style-name="MP4" svg:x1="16.023cm" svg:y1="0.36cm" svg:x2="20.496cm" svg:y2="0.36cm"><text:p/></draw:line><draw:line text:anchor-type="paragraph" draw:z-index="133" draw:name="Ligne_Verticale_Impair_Numerique_2col" draw:style-name="Mgr5" draw:text-style-name="MP4" svg:x1="9.477cm" svg:y1="2.007cm" svg:x2="9.477cm" svg:y2="27.044cm"><text:p/></draw:line>Comparaison de fractions</text:p>
      </style:header>
      <style:header-left>
        <text:p text:style-name="MP1"><draw:path text:anchor-type="paragraph" draw:z-index="146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0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59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5</text:span></text:p></draw:text-box></draw:frame><draw:line text:anchor-type="paragraph" draw:z-index="149" draw:name="Ligne_Entete_Pair_Numerique_2col" draw:style-name="Mgr5" draw:text-style-name="MP4" svg:x1="16.023cm" svg:y1="0.36cm" svg:x2="20.496cm" svg:y2="0.36cm"><text:p/></draw:line><draw:line text:anchor-type="paragraph" draw:z-index="154" draw:name="Ligne_Verticale_Pair_Numerique_2col" draw:style-name="Mgr5" draw:text-style-name="MP4" svg:x1="9.477cm" svg:y1="2.007cm" svg:x2="9.477cm" svg:y2="27.044cm"><text:p/></draw:line>Comparaison de fraction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36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182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90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8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89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191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93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192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94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4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72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78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173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7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1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22" draw:name="Fond_Num_Serie_Im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24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6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23" draw:name="Fond_Num_Serie_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25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5" draw:name="Ligne_Entete_Pair_Donnees_1col" draw:style-name="Mgr10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26" draw:name="Fond_Num_Serie_Im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27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7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38" draw:name="Fond_Num_Serie_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28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8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1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1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39" draw:name="Fond_Num_Serie_Im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43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3" draw:name="Ligne_Entete_Impair_Mesures_1col" draw:style-name="Mgr13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40" draw:name="Fond_Num_Serie_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44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5" draw:name="Ligne_Entete_Pair_Mesures_1col" draw:style-name="Mgr13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4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4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41" draw:name="Fond_Num_Serie_Im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45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7" draw:name="Ligne_Entete_Impair_Mesures_2col" draw:style-name="Mgr13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42" draw:name="Fond_Num_Serie_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46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9" draw:name="Ligne_Entete_Pair_Mesures_2col" draw:style-name="Mgr13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4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4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49" draw:name="Fond_Num_Serie_Im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88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4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50" draw:name="Fond_Num_Serie_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90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6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7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7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47" draw:name="Fond_Num_Serie_Impair_Problemes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51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1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48" draw:name="Fond_Num_Serie_Pair_Problemes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86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3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7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7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18" draw:name="Fond_Num_Serie_Impair_Programmation_2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111" draw:name="Ligne_Entete_Impair_Programmation_2col" draw:style-name="Mgr19" draw:text-style-name="MP4" svg:x1="16.023cm" svg:y1="0.36cm" svg:x2="20.496cm" svg:y2="0.36cm"><text:p/></draw:line><draw:frame text:anchor-type="paragraph" draw:z-index="12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120" draw:name="Fond_Num_Serie_Pair_Programmation_2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112" draw:name="Ligne_Entete_Pair_Programmation_2col" draw:style-name="Mgr19" draw:text-style-name="MP4" svg:x1="16.023cm" svg:y1="0.36cm" svg:x2="20.496cm" svg:y2="0.36cm"><text:p/></draw:line><draw:frame text:anchor-type="paragraph" draw:z-index="127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0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0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115" draw:name="Fond_Num_Serie_Impair_Programmation_1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108" draw:name="Ligne_Entete_Impair_Programmation_1col" draw:style-name="Mgr19" draw:text-style-name="MP4" svg:x1="16.023cm" svg:y1="0.36cm" svg:x2="20.496cm" svg:y2="0.36cm"><text:p/></draw:line><draw:frame text:anchor-type="paragraph" draw:z-index="122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116" draw:name="Fond_Num_Serie_Pair_Programmation_1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110" draw:name="Ligne_Entete_Pair_Programmation_1col" draw:style-name="Mgr19" draw:text-style-name="MP4" svg:x1="16.023cm" svg:y1="0.36cm" svg:x2="20.496cm" svg:y2="0.36cm"><text:p/></draw:line><draw:frame text:anchor-type="paragraph" draw:z-index="12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0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0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9:36:06.160000000</meta:creation-date>
    <meta:editing-duration>PT46M9S</meta:editing-duration>
    <meta:editing-cycles>23</meta:editing-cycles>
    <meta:generator>LibreOffice/7.6.1.2$Linux_X86_64 LibreOffice_project/f5defcebd022c5bc36bbb79be232cb6926d8f674</meta:generator>
    <meta:initial-creator>M. KHARROUBI</meta:initial-creator>
    <dc:date>2024-06-15T08:04:14.289159341</dc:date>
    <meta:document-statistic meta:table-count="2" meta:image-count="0" meta:object-count="97" meta:page-count="1" meta:paragraph-count="148" meta:word-count="450" meta:character-count="2118" meta:non-whitespace-character-count="1744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n>30</mn>
      <mn>13</mn>
    </mfrac>
    <annotation encoding="StarMath 5.0">{{30}} over {{13}}
</annotation>
  </semantics>
</math>
</file>

<file path=Object 10/content.xml><?xml version="1.0" encoding="utf-8"?>
<math xmlns="http://www.w3.org/1998/Math/MathML" display="block">
  <semantics>
    <mfrac>
      <mrow>
        <mn>0</mn>
        <mn>,5</mn>
      </mrow>
      <mn>3</mn>
    </mfrac>
    <annotation encoding="StarMath 5.0">{{{0,5}}} over {{{3}}}</annotation>
  </semantics>
</math>
</file>

<file path=Object 106/content.xml><?xml version="1.0" encoding="utf-8"?>
<math xmlns="http://www.w3.org/1998/Math/MathML" display="block">
  <semantics>
    <mfrac>
      <mn>0</mn>
      <mn>3</mn>
    </mfrac>
    <annotation encoding="StarMath 5.0">{{0}} over {{3}}</annotation>
  </semantics>
</math>
</file>

<file path=Object 107/content.xml><?xml version="1.0" encoding="utf-8"?>
<math xmlns="http://www.w3.org/1998/Math/MathML" display="block">
  <semantics>
    <mfrac>
      <mn>12</mn>
      <mn>17</mn>
    </mfrac>
    <annotation encoding="StarMath 5.0">{{12}} over {{17}}</annotation>
  </semantics>
</math>
</file>

<file path=Object 108/content.xml><?xml version="1.0" encoding="utf-8"?>
<math xmlns="http://www.w3.org/1998/Math/MathML" display="block">
  <semantics>
    <mfrac>
      <mn>15</mn>
      <mn>21</mn>
    </mfrac>
    <annotation encoding="StarMath 5.0">{{15}} over {{21}}</annotation>
  </semantics>
</math>
</file>

<file path=Object 109/content.xml><?xml version="1.0" encoding="utf-8"?>
<math xmlns="http://www.w3.org/1998/Math/MathML" display="block">
  <semantics>
    <mfrac>
      <mn>17</mn>
      <mn>19</mn>
    </mfrac>
    <annotation encoding="StarMath 5.0">{{17}} over {{19}}</annotation>
  </semantics>
</math>
</file>

<file path=Object 110/content.xml><?xml version="1.0" encoding="utf-8"?>
<math xmlns="http://www.w3.org/1998/Math/MathML" display="block">
  <semantics>
    <mfrac>
      <mn>74</mn>
      <mn>82</mn>
    </mfrac>
    <annotation encoding="StarMath 5.0">{{74}} over {{82}}</annotation>
  </semantics>
</math>
</file>

<file path=Object 111/content.xml><?xml version="1.0" encoding="utf-8"?>
<math xmlns="http://www.w3.org/1998/Math/MathML" display="block">
  <semantics>
    <mfrac>
      <mn>19</mn>
      <mn>18</mn>
    </mfrac>
    <annotation encoding="StarMath 5.0">{{19}} over {{18}}</annotation>
  </semantics>
</math>
</file>

<file path=Object 112/content.xml><?xml version="1.0" encoding="utf-8"?>
<math xmlns="http://www.w3.org/1998/Math/MathML" display="block">
  <semantics>
    <mfrac>
      <mn>25</mn>
      <mn>27</mn>
    </mfrac>
    <annotation encoding="StarMath 5.0">{{25}} over {{27}}</annotation>
  </semantics>
</math>
</file>

<file path=Object 113/content.xml><?xml version="1.0" encoding="utf-8"?>
<math xmlns="http://www.w3.org/1998/Math/MathML" display="block">
  <semantics>
    <mfrac>
      <mn>14</mn>
      <mn>15</mn>
    </mfrac>
    <annotation encoding="StarMath 5.0">{{14}} over {{15}}</annotation>
  </semantics>
</math>
</file>

<file path=Object 114/content.xml><?xml version="1.0" encoding="utf-8"?>
<math xmlns="http://www.w3.org/1998/Math/MathML" display="block">
  <semantics>
    <mrow>
      <mrow>
        <mo stretchy="false">−</mo>
        <mspace width="0.5em"/>
      </mrow>
      <mfrac>
        <mn>2</mn>
        <mn>3</mn>
      </mfrac>
    </mrow>
    <annotation encoding="StarMath 5.0">-`{{2}} over {{3}}
</annotation>
  </semantics>
</math>
</file>

<file path=Object 115/content.xml><?xml version="1.0" encoding="utf-8"?>
<math xmlns="http://www.w3.org/1998/Math/MathML" display="block">
  <semantics>
    <mrow>
      <mrow>
        <mo stretchy="false">−</mo>
        <mspace width="0.5em"/>
      </mrow>
      <mfrac>
        <mn>4</mn>
        <mn>3</mn>
      </mfrac>
    </mrow>
    <annotation encoding="StarMath 5.0">-`{{4} over {3}}
</annotation>
  </semantics>
</math>
</file>

<file path=Object 116/content.xml><?xml version="1.0" encoding="utf-8"?>
<math xmlns="http://www.w3.org/1998/Math/MathML" display="block">
  <semantics>
    <mfrac>
      <mn>8</mn>
      <mn>5</mn>
    </mfrac>
    <annotation encoding="StarMath 5.0">{{8}} over {{5}}
</annotation>
  </semantics>
</math>
</file>

<file path=Object 117/content.xml><?xml version="1.0" encoding="utf-8"?>
<math xmlns="http://www.w3.org/1998/Math/MathML" display="block">
  <semantics>
    <mrow>
      <mrow>
        <mo stretchy="false">−</mo>
        <mspace width="0.5em"/>
      </mrow>
      <mfrac>
        <mn>7</mn>
        <mn>5</mn>
      </mfrac>
    </mrow>
    <annotation encoding="StarMath 5.0">-`{{7} over {5}}
</annotation>
  </semantics>
</math>
</file>

<file path=Object 120/content.xml><?xml version="1.0" encoding="utf-8"?>
<math xmlns="http://www.w3.org/1998/Math/MathML" display="block">
  <semantics>
    <mfrac>
      <mn>1</mn>
      <mrow>
        <mn>0</mn>
        <mn>,5</mn>
      </mrow>
    </mfrac>
    <annotation encoding="StarMath 5.0">{{1}} over {{0,5}}
</annotation>
  </semantics>
</math>
</file>

<file path=Object 121/content.xml><?xml version="1.0" encoding="utf-8"?>
<math xmlns="http://www.w3.org/1998/Math/MathML" display="block">
  <semantics>
    <mfrac>
      <mn>1</mn>
      <mn>2</mn>
    </mfrac>
    <annotation encoding="StarMath 5.0">{{{1}}} over {{2}}
</annotation>
  </semantics>
</math>
</file>

<file path=Object 122/content.xml><?xml version="1.0" encoding="utf-8"?>
<math xmlns="http://www.w3.org/1998/Math/MathML" display="block">
  <semantics>
    <mfrac>
      <mn>28</mn>
      <mn>28</mn>
    </mfrac>
    <annotation encoding="StarMath 5.0">{{28}} over {{28}}
</annotation>
  </semantics>
</math>
</file>

<file path=Object 123/content.xml><?xml version="1.0" encoding="utf-8"?>
<math xmlns="http://www.w3.org/1998/Math/MathML" display="block">
  <semantics>
    <mfrac>
      <mrow>
        <mn>28</mn>
        <mn>,99</mn>
      </mrow>
      <mn>29</mn>
    </mfrac>
    <annotation encoding="StarMath 5.0">{{{28,99}}} over {{29}}
</annotation>
  </semantics>
</math>
</file>

<file path=Object 124/content.xml><?xml version="1.0" encoding="utf-8"?>
<math xmlns="http://www.w3.org/1998/Math/MathML" display="block">
  <semantics>
    <mrow>
      <mrow>
        <mo stretchy="false">−</mo>
        <mspace width="0.5em"/>
      </mrow>
      <mfrac>
        <mn>3,2</mn>
        <mn>13</mn>
      </mfrac>
    </mrow>
    <annotation encoding="StarMath 5.0">-`{{3,2} over {13}}
</annotation>
  </semantics>
</math>
</file>

<file path=Object 125/content.xml><?xml version="1.0" encoding="utf-8"?>
<math xmlns="http://www.w3.org/1998/Math/MathML" display="block">
  <semantics>
    <mrow>
      <mrow>
        <mo stretchy="false">−</mo>
        <mspace width="0.5em"/>
      </mrow>
      <mfrac>
        <mn>3,02</mn>
        <mn>13</mn>
      </mfrac>
    </mrow>
    <annotation encoding="StarMath 5.0">-`{{{3,02}}} over {{13}}
</annotation>
  </semantics>
</math>
</file>

<file path=Object 136/content.xml><?xml version="1.0" encoding="utf-8"?>
<math xmlns="http://www.w3.org/1998/Math/MathML" display="block">
  <semantics>
    <mfrac>
      <mn>2</mn>
      <mn>12</mn>
    </mfrac>
    <annotation encoding="StarMath 5.0">{2} over {12}
</annotation>
  </semantics>
</math>
</file>

<file path=Object 137/content.xml><?xml version="1.0" encoding="utf-8"?>
<math xmlns="http://www.w3.org/1998/Math/MathML" display="block">
  <semantics>
    <mfrac>
      <mn>0,5</mn>
      <mn>3</mn>
    </mfrac>
    <annotation encoding="StarMath 5.0">{{0,5} over {3}}
</annotation>
  </semantics>
</math>
</file>

<file path=Object 150/content.xml><?xml version="1.0" encoding="utf-8"?>
<math xmlns="http://www.w3.org/1998/Math/MathML" display="block">
  <semantics>
    <mfrac>
      <mn>12</mn>
      <mn>9</mn>
    </mfrac>
    <annotation encoding="StarMath 5.0">{12}over {9}</annotation>
  </semantics>
</math>
</file>

<file path=Object 151/content.xml><?xml version="1.0" encoding="utf-8"?>
<math xmlns="http://www.w3.org/1998/Math/MathML" display="block">
  <semantics>
    <mfrac>
      <mn>5</mn>
      <mn>9</mn>
    </mfrac>
    <annotation encoding="StarMath 5.0">{{5}} over {9}
</annotation>
  </semantics>
</math>
</file>

<file path=Object 152/content.xml><?xml version="1.0" encoding="utf-8"?>
<math xmlns="http://www.w3.org/1998/Math/MathML" display="block">
  <semantics>
    <mfrac>
      <mn>15</mn>
      <mn>9</mn>
    </mfrac>
    <annotation encoding="StarMath 5.0">{{15}} over {{9}}</annotation>
  </semantics>
</math>
</file>

<file path=Object 153/content.xml><?xml version="1.0" encoding="utf-8"?>
<math xmlns="http://www.w3.org/1998/Math/MathML" display="block">
  <semantics>
    <mfrac>
      <mn>1</mn>
      <mn>9</mn>
    </mfrac>
    <annotation encoding="StarMath 5.0">{{1}} over {9}</annotation>
  </semantics>
</math>
</file>

<file path=Object 154/content.xml><?xml version="1.0" encoding="utf-8"?>
<math xmlns="http://www.w3.org/1998/Math/MathML" display="block">
  <semantics>
    <mfrac>
      <mn>8</mn>
      <mn>9</mn>
    </mfrac>
    <annotation encoding="StarMath 5.0">{{8}} over {9}</annotation>
  </semantics>
</math>
</file>

<file path=Object 19/content.xml><?xml version="1.0" encoding="utf-8"?>
<math xmlns="http://www.w3.org/1998/Math/MathML" display="block">
  <semantics>
    <mfrac>
      <mn>125</mn>
      <mn>155</mn>
    </mfrac>
    <annotation encoding="StarMath 5.0">{{125}} over {{155}}</annotation>
  </semantics>
</math>
</file>

<file path=Object 2/content.xml><?xml version="1.0" encoding="utf-8"?>
<math xmlns="http://www.w3.org/1998/Math/MathML" display="block">
  <semantics>
    <mfrac>
      <mn>10,5</mn>
      <mn>10,5</mn>
    </mfrac>
    <annotation encoding="StarMath 5.0">{{{10,5}}} over {{{10,5}}}
</annotation>
  </semantics>
</math>
</file>

<file path=Object 20/content.xml><?xml version="1.0" encoding="utf-8"?>
<math xmlns="http://www.w3.org/1998/Math/MathML" display="block">
  <semantics>
    <mfrac>
      <mn>173</mn>
      <mn>112</mn>
    </mfrac>
    <annotation encoding="StarMath 5.0">{{173}} over {{112}}</annotation>
  </semantics>
</math>
</file>

<file path=Object 21/content.xml><?xml version="1.0" encoding="utf-8"?>
<math xmlns="http://www.w3.org/1998/Math/MathML" display="block">
  <semantics>
    <mfrac>
      <mn>157</mn>
      <mn>123</mn>
    </mfrac>
    <annotation encoding="StarMath 5.0">{157}over {123}
</annotation>
  </semantics>
</math>
</file>

<file path=Object 22/content.xml><?xml version="1.0" encoding="utf-8"?>
<math xmlns="http://www.w3.org/1998/Math/MathML" display="block">
  <semantics>
    <mfrac>
      <mn>157</mn>
      <mn>189</mn>
    </mfrac>
    <annotation encoding="StarMath 5.0">{157}over {189}
</annotation>
  </semantics>
</math>
</file>

<file path=Object 25/content.xml><?xml version="1.0" encoding="utf-8"?>
<math xmlns="http://www.w3.org/1998/Math/MathML" display="block">
  <semantics>
    <mfrac>
      <mn>5</mn>
      <mn>2</mn>
    </mfrac>
    <annotation encoding="StarMath 5.0">{5}over {2}
</annotation>
  </semantics>
</math>
</file>

<file path=Object 26/content.xml><?xml version="1.0" encoding="utf-8"?>
<math xmlns="http://www.w3.org/1998/Math/MathML" display="block">
  <semantics>
    <mfrac>
      <mn>2</mn>
      <mn>5</mn>
    </mfrac>
    <annotation encoding="StarMath 5.0">{2}over {5}
</annotation>
  </semantics>
</math>
</file>

<file path=Object 27/content.xml><?xml version="1.0" encoding="utf-8"?>
<math xmlns="http://www.w3.org/1998/Math/MathML" display="block">
  <semantics>
    <mfrac>
      <mn>1</mn>
      <mn>7</mn>
    </mfrac>
    <annotation encoding="StarMath 5.0">{1}over {7}
</annotation>
  </semantics>
</math>
</file>

<file path=Object 28/content.xml><?xml version="1.0" encoding="utf-8"?>
<math xmlns="http://www.w3.org/1998/Math/MathML" display="block">
  <semantics>
    <mfrac>
      <mrow>
        <mn>5</mn>
        <mn>,99</mn>
      </mrow>
      <mrow>
        <mn>5</mn>
        <mn>,88</mn>
      </mrow>
    </mfrac>
    <annotation encoding="StarMath 5.0">{{5,99}}over {{5,88}}
</annotation>
  </semantics>
</math>
</file>

<file path=Object 29/content.xml><?xml version="1.0" encoding="utf-8"?>
<math xmlns="http://www.w3.org/1998/Math/MathML" display="block">
  <semantics>
    <mfrac>
      <mrow>
        <mn>3</mn>
        <mn>,15</mn>
      </mrow>
      <mrow>
        <mn>3</mn>
        <mn>,24</mn>
      </mrow>
    </mfrac>
    <annotation encoding="StarMath 5.0">{{3,15}}over {{3,24}}
</annotation>
  </semantics>
</math>
</file>

<file path=Object 3/content.xml><?xml version="1.0" encoding="utf-8"?>
<math xmlns="http://www.w3.org/1998/Math/MathML" display="block">
  <semantics>
    <mfrac>
      <mrow>
        <mn>125</mn>
        <mspace width="0.5em"/>
        <mn>698</mn>
      </mrow>
      <mrow>
        <mn>126</mn>
        <mspace width="0.5em"/>
        <mn>598</mn>
      </mrow>
    </mfrac>
    <annotation encoding="StarMath 5.0">{{{125`698}}} over {{{126`598}}}
</annotation>
  </semantics>
</math>
</file>

<file path=Object 32/content.xml><?xml version="1.0" encoding="utf-8"?>
<math xmlns="http://www.w3.org/1998/Math/MathML" display="block">
  <semantics>
    <mfrac>
      <mrow>
        <mn>3</mn>
        <mn>,1</mn>
      </mrow>
      <mrow>
        <mn>1</mn>
        <mn>,3</mn>
      </mrow>
    </mfrac>
    <annotation encoding="StarMath 5.0">{{{3,1}}} over {{1,3}}
</annotation>
  </semantics>
</math>
</file>

<file path=Object 33/content.xml><?xml version="1.0" encoding="utf-8"?>
<math xmlns="http://www.w3.org/1998/Math/MathML" display="block">
  <semantics>
    <mfrac>
      <mn>31</mn>
      <mn>13</mn>
    </mfrac>
    <annotation encoding="StarMath 5.0">{{31}} over {{13}}
</annotation>
  </semantics>
</math>
</file>

<file path=Object 34/content.xml><?xml version="1.0" encoding="utf-8"?>
<math xmlns="http://www.w3.org/1998/Math/MathML" display="block">
  <semantics>
    <mfrac>
      <mrow>
        <mn>2</mn>
        <mn>,2</mn>
      </mrow>
      <mrow>
        <mn>2</mn>
        <mn>,2</mn>
      </mrow>
    </mfrac>
    <annotation encoding="StarMath 5.0">{{{2,2}}} over {{{2,2}}}
</annotation>
  </semantics>
</math>
</file>

<file path=Object 35/content.xml><?xml version="1.0" encoding="utf-8"?>
<math xmlns="http://www.w3.org/1998/Math/MathML" display="block">
  <semantics>
    <mfrac>
      <mn>1,002</mn>
      <mn>1,020</mn>
    </mfrac>
    <annotation encoding="StarMath 5.0">{{{1,002}}} over {{{1,020}}}
</annotation>
  </semantics>
</math>
</file>

<file path=Object 36/content.xml><?xml version="1.0" encoding="utf-8"?>
<math xmlns="http://www.w3.org/1998/Math/MathML" display="block">
  <semantics>
    <mfrac>
      <mn>2</mn>
      <mn>3</mn>
    </mfrac>
    <annotation encoding="StarMath 5.0">{{2}} over {{3}}
</annotation>
  </semantics>
</math>
</file>

<file path=Object 37/content.xml><?xml version="1.0" encoding="utf-8"?>
<math xmlns="http://www.w3.org/1998/Math/MathML" display="block">
  <semantics>
    <mfrac>
      <mn>4</mn>
      <mn>3</mn>
    </mfrac>
    <annotation encoding="StarMath 5.0">{{4}} over {{3}}
</annotation>
  </semantics>
</math>
</file>

<file path=Object 4/content.xml><?xml version="1.0" encoding="utf-8"?>
<math xmlns="http://www.w3.org/1998/Math/MathML" display="block">
  <semantics>
    <mfrac>
      <mrow>
        <mn>1</mn>
        <mspace width="0.5em"/>
        <mn>252</mn>
      </mrow>
      <mn>125</mn>
    </mfrac>
    <annotation encoding="StarMath 5.0">{{{1`252}}} over {{125}}
</annotation>
  </semantics>
</math>
</file>

<file path=Object 48/content.xml><?xml version="1.0" encoding="utf-8"?>
<math xmlns="http://www.w3.org/1998/Math/MathML" display="block">
  <semantics>
    <mfrac>
      <mn>0,3</mn>
      <mn>42</mn>
    </mfrac>
    <annotation encoding="StarMath 5.0">{{{0,3}}} over {{42}}
</annotation>
  </semantics>
</math>
</file>

<file path=Object 49/content.xml><?xml version="1.0" encoding="utf-8"?>
<math xmlns="http://www.w3.org/1998/Math/MathML" display="block">
  <semantics>
    <mfrac>
      <mn>0,31</mn>
      <mn>42</mn>
    </mfrac>
    <annotation encoding="StarMath 5.0">{{{0,31}}} over {{42}}
</annotation>
  </semantics>
</math>
</file>

<file path=Object 5/content.xml><?xml version="1.0" encoding="utf-8"?>
<math xmlns="http://www.w3.org/1998/Math/MathML" display="block">
  <semantics>
    <mfrac>
      <mrow>
        <mn>0</mn>
        <mn>,01</mn>
      </mrow>
      <mrow>
        <mn>0</mn>
        <mn>,1</mn>
      </mrow>
    </mfrac>
    <annotation encoding="StarMath 5.0">{{{0,01}}} over {{{0,1}}}
</annotation>
  </semantics>
</math>
</file>

<file path=Object 50/content.xml><?xml version="1.0" encoding="utf-8"?>
<math xmlns="http://www.w3.org/1998/Math/MathML" display="block">
  <semantics>
    <mfrac>
      <mn>0,7</mn>
      <mn>12</mn>
    </mfrac>
    <annotation encoding="StarMath 5.0">{{{0,7}}} over {{12}}
</annotation>
  </semantics>
</math>
</file>

<file path=Object 51/content.xml><?xml version="1.0" encoding="utf-8"?>
<math xmlns="http://www.w3.org/1998/Math/MathML" display="block">
  <semantics>
    <mfrac>
      <mn>0,18</mn>
      <mn>12</mn>
    </mfrac>
    <annotation encoding="StarMath 5.0">{{{0,18}}} over {{12}}
</annotation>
  </semantics>
</math>
</file>

<file path=Object 52/content.xml><?xml version="1.0" encoding="utf-8"?>
<math xmlns="http://www.w3.org/1998/Math/MathML" display="block">
  <semantics>
    <mfrac>
      <mn>1,02</mn>
      <mn>11</mn>
    </mfrac>
    <annotation encoding="StarMath 5.0">{{{1,02}}} over {{11}}
</annotation>
  </semantics>
</math>
</file>

<file path=Object 53/content.xml><?xml version="1.0" encoding="utf-8"?>
<math xmlns="http://www.w3.org/1998/Math/MathML" display="block">
  <semantics>
    <mfrac>
      <mn>1,002</mn>
      <mn>11</mn>
    </mfrac>
    <annotation encoding="StarMath 5.0">{{{1,002}}} over {{11}}
</annotation>
  </semantics>
</math>
</file>

<file path=Object 54/content.xml><?xml version="1.0" encoding="utf-8"?>
<math xmlns="http://www.w3.org/1998/Math/MathML" display="block">
  <semantics>
    <mfrac>
      <mn>0,02</mn>
      <mn>0,03</mn>
    </mfrac>
    <annotation encoding="StarMath 5.0">{{{0,02}}} over {{{0,03}}}
</annotation>
  </semantics>
</math>
</file>

<file path=Object 55/content.xml><?xml version="1.0" encoding="utf-8"?>
<math xmlns="http://www.w3.org/1998/Math/MathML" display="block">
  <semantics>
    <mfrac>
      <mn>0,2</mn>
      <mn>0,03</mn>
    </mfrac>
    <annotation encoding="StarMath 5.0">{{{0,2}}} over {{{0,03}}}
</annotation>
  </semantics>
</math>
</file>

<file path=Object 56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24</mn>
    </mfrac>
    <annotation encoding="StarMath 5.0">color silver {color silver{.....}}  over {24}</annotation>
  </semantics>
</math>
</file>

<file path=Object 6/content.xml><?xml version="1.0" encoding="utf-8"?>
<math xmlns="http://www.w3.org/1998/Math/MathML" display="block">
  <semantics>
    <mfrac>
      <mrow>
        <mn>91</mn>
        <mn>,02</mn>
      </mrow>
      <mrow>
        <mn>91</mn>
        <mn>,20</mn>
      </mrow>
    </mfrac>
    <annotation encoding="StarMath 5.0">{{{91,02}}} over {{{91,20}}}
</annotation>
  </semantics>
</math>
</file>

<file path=Object 60/content.xml><?xml version="1.0" encoding="utf-8"?>
<math xmlns="http://www.w3.org/1998/Math/MathML" display="block">
  <semantics>
    <mfrac>
      <mn>5</mn>
      <mn>15</mn>
    </mfrac>
    <annotation encoding="StarMath 5.0">{{5}} over {{15}}
</annotation>
  </semantics>
</math>
</file>

<file path=Object 61/content.xml><?xml version="1.0" encoding="utf-8"?>
<math xmlns="http://www.w3.org/1998/Math/MathML" display="block">
  <semantics>
    <mfrac>
      <mn>17</mn>
      <mn>15</mn>
    </mfrac>
    <annotation encoding="StarMath 5.0">{{17}} over {{15}}
</annotation>
  </semantics>
</math>
</file>

<file path=Object 62/content.xml><?xml version="1.0" encoding="utf-8"?>
<math xmlns="http://www.w3.org/1998/Math/MathML" display="block">
  <semantics>
    <mfrac>
      <mn>4</mn>
      <mn>15</mn>
    </mfrac>
    <annotation encoding="StarMath 5.0">{{4}} over {{15}}
</annotation>
  </semantics>
</math>
</file>

<file path=Object 63/content.xml><?xml version="1.0" encoding="utf-8"?>
<math xmlns="http://www.w3.org/1998/Math/MathML" display="block">
  <semantics>
    <mfrac>
      <mn>37</mn>
      <mn>15</mn>
    </mfrac>
    <annotation encoding="StarMath 5.0">{{37}} over {{15}}
</annotation>
  </semantics>
</math>
</file>

<file path=Object 64/content.xml><?xml version="1.0" encoding="utf-8"?>
<math xmlns="http://www.w3.org/1998/Math/MathML" display="block">
  <semantics>
    <mfrac>
      <mn>11</mn>
      <mn>15</mn>
    </mfrac>
    <annotation encoding="StarMath 5.0">{{11}} over {{15}}
</annotation>
  </semantics>
</math>
</file>

<file path=Object 65/content.xml><?xml version="1.0" encoding="utf-8"?>
<math xmlns="http://www.w3.org/1998/Math/MathML" display="block">
  <semantics>
    <mfrac>
      <mn>3,8</mn>
      <mn>12</mn>
    </mfrac>
    <annotation encoding="StarMath 5.0">{{{3,8}}} over {{12}}
</annotation>
  </semantics>
</math>
</file>

<file path=Object 66/content.xml><?xml version="1.0" encoding="utf-8"?>
<math xmlns="http://www.w3.org/1998/Math/MathML" display="block">
  <semantics>
    <mfrac>
      <mn>17,1</mn>
      <mn>12</mn>
    </mfrac>
    <annotation encoding="StarMath 5.0">{{{17,1}}} over {{12}}
</annotation>
  </semantics>
</math>
</file>

<file path=Object 67/content.xml><?xml version="1.0" encoding="utf-8"?>
<math xmlns="http://www.w3.org/1998/Math/MathML" display="block">
  <semantics>
    <mfrac>
      <mn>17,02</mn>
      <mn>12</mn>
    </mfrac>
    <annotation encoding="StarMath 5.0">{{{17,02}}} over {{12}}
</annotation>
  </semantics>
</math>
</file>

<file path=Object 68/content.xml><?xml version="1.0" encoding="utf-8"?>
<math xmlns="http://www.w3.org/1998/Math/MathML" display="block">
  <semantics>
    <mfrac>
      <mn>3,07</mn>
      <mn>12</mn>
    </mfrac>
    <annotation encoding="StarMath 5.0">{{{3,07}}} over {{12}}
</annotation>
  </semantics>
</math>
</file>

<file path=Object 69/content.xml><?xml version="1.0" encoding="utf-8"?>
<math xmlns="http://www.w3.org/1998/Math/MathML" display="block">
  <semantics>
    <mfrac>
      <mn>17,002</mn>
      <mn>12</mn>
    </mfrac>
    <annotation encoding="StarMath 5.0">{{{17,002}}} over {{12}}
</annotation>
  </semantics>
</math>
</file>

<file path=Object 7/content.xml><?xml version="1.0" encoding="utf-8"?>
<math xmlns="http://www.w3.org/1998/Math/MathML" display="block">
  <semantics>
    <mfrac>
      <mrow>
        <mn>8</mn>
        <mn>,1</mn>
      </mrow>
      <mn>1</mn>
    </mfrac>
    <annotation encoding="StarMath 5.0">{{{8,1}}} over {{1}}
</annotation>
  </semantics>
</math>
</file>

<file path=Object 70/content.xml><?xml version="1.0" encoding="utf-8"?>
<math xmlns="http://www.w3.org/1998/Math/MathML" display="block">
  <semantics>
    <mfrac>
      <mn>3</mn>
      <mn>2</mn>
    </mfrac>
    <annotation encoding="StarMath 5.0">{3}over {2}</annotation>
  </semantics>
</math>
</file>

<file path=Object 71/content.xml><?xml version="1.0" encoding="utf-8"?>
<math xmlns="http://www.w3.org/1998/Math/MathML" display="block">
  <semantics>
    <mfrac>
      <mn>4</mn>
      <mn>6</mn>
    </mfrac>
    <annotation encoding="StarMath 5.0">{4}over {6} </annotation>
  </semantics>
</math>
</file>

<file path=Object 72/content.xml><?xml version="1.0" encoding="utf-8"?>
<math xmlns="http://www.w3.org/1998/Math/MathML" display="block">
  <semantics>
    <mfrac>
      <mn>5</mn>
      <mn>3</mn>
    </mfrac>
    <annotation encoding="StarMath 5.0">{5}over {3}</annotation>
  </semantics>
</math>
</file>

<file path=Object 73/content.xml><?xml version="1.0" encoding="utf-8"?>
<math xmlns="http://www.w3.org/1998/Math/MathML" display="block">
  <semantics>
    <mfrac>
      <mn>4</mn>
      <mn>12</mn>
    </mfrac>
    <annotation encoding="StarMath 5.0">{4}over {12}</annotation>
  </semantics>
</math>
</file>

<file path=Object 74/content.xml><?xml version="1.0" encoding="utf-8"?>
<math xmlns="http://www.w3.org/1998/Math/MathML" display="block">
  <semantics>
    <mfrac>
      <mn>10</mn>
      <mn>24</mn>
    </mfrac>
    <annotation encoding="StarMath 5.0">{10}over {24}</annotation>
  </semantics>
</math>
</file>

<file path=Object 75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24</mn>
    </mfrac>
    <annotation encoding="StarMath 5.0">color silver {color silver{.....}}  over {24}</annotation>
  </semantics>
</math>
</file>

<file path=Object 77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24</mn>
    </mfrac>
    <annotation encoding="StarMath 5.0">color silver {color silver{.....}}  over {24}</annotation>
  </semantics>
</math>
</file>

<file path=Object 78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24</mn>
    </mfrac>
    <annotation encoding="StarMath 5.0">color silver {color silver{.....}}   over {24}</annotation>
  </semantics>
</math>
</file>

<file path=Object 79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24</mn>
    </mfrac>
    <annotation encoding="StarMath 5.0">color silver {color silver{.....}}  over {24}</annotation>
  </semantics>
</math>
</file>

<file path=Object 8/content.xml><?xml version="1.0" encoding="utf-8"?>
<math xmlns="http://www.w3.org/1998/Math/MathML" display="block">
  <semantics>
    <mfrac>
      <mrow>
        <mn>3</mn>
        <mn>,5</mn>
      </mrow>
      <mn>35</mn>
    </mfrac>
    <annotation encoding="StarMath 5.0">{{{3,5}}} over {{35}}
</annotation>
  </semantics>
</math>
</file>

<file path=Object 80/content.xml><?xml version="1.0" encoding="utf-8"?>
<math xmlns="http://www.w3.org/1998/Math/MathML" display="block">
  <semantics>
    <mfrac>
      <mn>9</mn>
      <mn>4</mn>
    </mfrac>
    <annotation encoding="StarMath 5.0">{9}over {4}
</annotation>
  </semantics>
</math>
</file>

<file path=Object 81/content.xml><?xml version="1.0" encoding="utf-8"?>
<math xmlns="http://www.w3.org/1998/Math/MathML" display="block">
  <semantics>
    <mfrac>
      <mn>9</mn>
      <mn>5</mn>
    </mfrac>
    <annotation encoding="StarMath 5.0">{9}over {5}

</annotation>
  </semantics>
</math>
</file>

<file path=Object 82/content.xml><?xml version="1.0" encoding="utf-8"?>
<math xmlns="http://www.w3.org/1998/Math/MathML" display="block">
  <semantics>
    <mfrac>
      <mn>8</mn>
      <mn>9</mn>
    </mfrac>
    <annotation encoding="StarMath 5.0">{8}over {9}
</annotation>
  </semantics>
</math>
</file>

<file path=Object 83/content.xml><?xml version="1.0" encoding="utf-8"?>
<math xmlns="http://www.w3.org/1998/Math/MathML" display="block">
  <semantics>
    <mfrac>
      <mn>8</mn>
      <mn>3</mn>
    </mfrac>
    <annotation encoding="StarMath 5.0">{8}over {3}
</annotation>
  </semantics>
</math>
</file>

<file path=Object 84/content.xml><?xml version="1.0" encoding="utf-8"?>
<math xmlns="http://www.w3.org/1998/Math/MathML" display="block">
  <semantics>
    <mfrac>
      <mn>1</mn>
      <mn>17</mn>
    </mfrac>
    <annotation encoding="StarMath 5.0">{1}over {17}
</annotation>
  </semantics>
</math>
</file>

<file path=Object 85/content.xml><?xml version="1.0" encoding="utf-8"?>
<math xmlns="http://www.w3.org/1998/Math/MathML" display="block">
  <semantics>
    <mfrac>
      <mn>1</mn>
      <mn>9</mn>
    </mfrac>
    <annotation encoding="StarMath 5.0">{1}over {9}
</annotation>
  </semantics>
</math>
</file>

<file path=Object 86/content.xml><?xml version="1.0" encoding="utf-8"?>
<math xmlns="http://www.w3.org/1998/Math/MathML" display="block">
  <semantics>
    <mfrac>
      <mn>10</mn>
      <mn>7</mn>
    </mfrac>
    <annotation encoding="StarMath 5.0">{10}over {7}
</annotation>
  </semantics>
</math>
</file>

<file path=Object 87/content.xml><?xml version="1.0" encoding="utf-8"?>
<math xmlns="http://www.w3.org/1998/Math/MathML" display="block">
  <semantics>
    <mfrac>
      <mn>10</mn>
      <mn>4</mn>
    </mfrac>
    <annotation encoding="StarMath 5.0">{10}over {4}
</annotation>
  </semantics>
</math>
</file>

<file path=Object 88/content.xml><?xml version="1.0" encoding="utf-8"?>
<math xmlns="http://www.w3.org/1998/Math/MathML" display="block">
  <semantics>
    <mfrac>
      <mn>5,5</mn>
      <mn>20</mn>
    </mfrac>
    <annotation encoding="StarMath 5.0">{5,5} over {20}
</annotation>
  </semantics>
</math>
</file>

<file path=Object 89/content.xml><?xml version="1.0" encoding="utf-8"?>
<math xmlns="http://www.w3.org/1998/Math/MathML" display="block">
  <semantics>
    <mfrac>
      <mn>5,5</mn>
      <mn>19</mn>
    </mfrac>
    <annotation encoding="StarMath 5.0">{5,5} over {19}
</annotation>
  </semantics>
</math>
</file>

<file path=Object 9/content.xml><?xml version="1.0" encoding="utf-8"?>
<math xmlns="http://www.w3.org/1998/Math/MathML" display="block">
  <semantics>
    <mfrac>
      <mn>0,005</mn>
      <mrow>
        <mn>0</mn>
        <mn>,3</mn>
      </mrow>
    </mfrac>
    <annotation encoding="StarMath 5.0">{{{0,005}}} over {{{0,3}}}
</annotation>
  </semantics>
</math>
</file>

<file path=Object 90/content.xml><?xml version="1.0" encoding="utf-8"?>
<math xmlns="http://www.w3.org/1998/Math/MathML" display="block">
  <semantics>
    <mfrac>
      <mn>8,2</mn>
      <mn>3,15</mn>
    </mfrac>
    <annotation encoding="StarMath 5.0">{8,2} over {3,15}
</annotation>
  </semantics>
</math>
</file>

<file path=Object 91/content.xml><?xml version="1.0" encoding="utf-8"?>
<math xmlns="http://www.w3.org/1998/Math/MathML" display="block">
  <semantics>
    <mfrac>
      <mrow>
        <mn>8</mn>
        <mn>,2</mn>
      </mrow>
      <mrow>
        <mn>3</mn>
        <mn>,51</mn>
      </mrow>
    </mfrac>
    <annotation encoding="StarMath 5.0">{8,2} over {3,51}
</annotation>
  </semantics>
</math>
</file>

<file path=Object 92/content.xml><?xml version="1.0" encoding="utf-8"?>
<math xmlns="http://www.w3.org/1998/Math/MathML" display="block">
  <semantics>
    <mfrac>
      <mn>12</mn>
      <mn>17</mn>
    </mfrac>
    <annotation encoding="StarMath 5.0">{{12}} over {{17}}</annotation>
  </semantics>
</math>
</file>

<file path=Object 93/content.xml><?xml version="1.0" encoding="utf-8"?>
<math xmlns="http://www.w3.org/1998/Math/MathML" display="block">
  <semantics>
    <mfrac>
      <mn>13</mn>
      <mn>17</mn>
    </mfrac>
    <annotation encoding="StarMath 5.0">{{13}} over {{17}}</annotation>
  </semantics>
</math>
</file>

<file path=Object 94/content.xml><?xml version="1.0" encoding="utf-8"?>
<math xmlns="http://www.w3.org/1998/Math/MathML" display="block">
  <semantics>
    <mfrac>
      <mn>18</mn>
      <mn>17</mn>
    </mfrac>
    <annotation encoding="StarMath 5.0">{{18}} over {{17}}</annotation>
  </semantics>
</math>
</file>

<file path=Object 95/content.xml><?xml version="1.0" encoding="utf-8"?>
<math xmlns="http://www.w3.org/1998/Math/MathML" display="block">
  <semantics>
    <mfrac>
      <mn>25</mn>
      <mn>17</mn>
    </mfrac>
    <annotation encoding="StarMath 5.0">{{25}} over {{17}}</annotation>
  </semantics>
</math>
</file>

<file path=Object 96/content.xml><?xml version="1.0" encoding="utf-8"?>
<math xmlns="http://www.w3.org/1998/Math/MathML" display="block">
  <semantics>
    <mfrac>
      <mrow>
        <mn>2</mn>
        <mi>,</mi>
        <mn>7</mn>
      </mrow>
      <mn>17</mn>
    </mfrac>
    <annotation encoding="StarMath 5.0">{{{2},{7}}} over {{17}}</annotation>
  </semantics>
</math>
</file>

<file path=Object 97/content.xml><?xml version="1.0" encoding="utf-8"?>
<math xmlns="http://www.w3.org/1998/Math/MathML" display="block">
  <semantics>
    <mfrac>
      <mn>28</mn>
      <mn>17</mn>
    </mfrac>
    <annotation encoding="StarMath 5.0">{{28}} over {{17}}</annotation>
  </semantics>
</math>
</file>

<file path=Object 98/content.xml><?xml version="1.0" encoding="utf-8"?>
<math xmlns="http://www.w3.org/1998/Math/MathML" display="block">
  <semantics>
    <mfrac>
      <mn>30</mn>
      <mn>17</mn>
    </mfrac>
    <annotation encoding="StarMath 5.0">{{30}} over {{17}}</annotation>
  </semantics>
</math>
</file>